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76cm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2" style:family="graphic" style:parent-style-name="standard">
      <style:graphic-properties draw:stroke="dash" draw:stroke-dash="Ultra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svg:stroke-width="0.051cm" svg:stroke-color="#00ff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opacity="50%" draw:textarea-horizontal-align="center" draw:textarea-vertical-align="middle" draw:shadow-opacity="50%"/>
    </style:style>
    <style:style style:name="gr6" style:family="graphic" style:parent-style-name="standard">
      <style:graphic-properties draw:fill-color="#dc23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1cm" fo:min-width="1.7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1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6cm" fo:min-width="2.2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1cm" fo:min-width="11.2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1.639cm"/>
    </style:style>
    <style:style style:name="gr12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30pt" style:font-size-asian="30pt" style:font-size-complex="3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Symbol" fo:font-size="36pt" style:font-size-asian="36pt" style:font-size-complex="36pt"/>
    </style:style>
    <style:style style:name="T3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30pt" fo:font-style="italic" style:font-size-asian="30pt" style:font-style-asian="italic" style:font-size-complex="30pt" style:font-style-complex="italic"/>
    </style:style>
    <style:style style:name="T5" style:family="text">
      <style:text-properties style:text-position="-33% 58%" fo:font-size="30pt" style:font-size-asian="30pt" style:font-size-complex="3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style:text-position="0% 100%" fo:font-size="30pt" style:font-size-asian="30pt" style:font-size-complex="30pt"/>
    </style:style>
    <style:style style:name="T8" style:family="text">
      <style:text-properties style:text-position="0% 100%" fo:font-family="Symbol" fo:font-size="30pt" style:font-size-asian="30pt" style:font-size-complex="30pt"/>
    </style:style>
    <style:style style:name="T9" style:family="text">
      <style:text-properties style:text-position="-33% 58%" fo:font-size="30pt" fo:font-style="italic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608cm" svg:height="7.604cm" svg:x="10.953cm" svg:y="6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659cm" svg:y1="9.582cm" svg:x2="10.954cm" svg:y2="6.289cm">
            <text:p/>
          </draw:line>
          <draw:line draw:style-name="gr2" draw:text-style-name="P1" draw:layer="layout" svg:x1="15.255cm" svg:y1="17.222cm" svg:x2="18.55cm" svg:y2="13.929cm">
            <text:p/>
          </draw:line>
          <draw:line draw:style-name="gr2" draw:text-style-name="P1" draw:layer="layout" svg:x1="7.659cm" svg:y1="17.031cm" svg:x2="10.954cm" svg:y2="13.738cm">
            <text:p/>
          </draw:line>
          <draw:custom-shape draw:style-name="gr3" draw:text-style-name="P1" draw:layer="layout" svg:width="1.288cm" svg:height="1.473cm" svg:x="12.795cm" svg:y="14.132cm">
            <text:p/>
            <draw:enhanced-geometry svg:viewBox="0 0 21600 21600" draw:mirror-vertical="true" draw:extrusion="true" draw:extrusion-depth="0.0508cm 0" draw:extrusion-rotation-angle="65 0" draw:text-areas="0 0 21600 21600" draw:mirror-horizontal="fals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4" draw:text-style-name="P1" draw:layer="layout" svg:x1="14.107cm" svg:y1="11.666cm" svg:x2="15.266cm" svg:y2="17.187cm">
            <text:p/>
          </draw:line>
          <draw:line draw:style-name="gr4" draw:text-style-name="P1" draw:layer="layout" svg:x1="14.452cm" svg:y1="10.885cm" svg:x2="18.139cm" svg:y2="6.678cm">
            <text:p/>
          </draw:line>
          <draw:polygon draw:style-name="gr5" draw:text-style-name="P1" draw:layer="layout" svg:width="4.264cm" svg:height="10.705cm" svg:x="10.953cm" svg:y="6.325cm" svg:viewBox="0 0 4265 10706" draw:points="4256,10538 4256,2884 0,0 0,7395 4265,10706">
            <text:p/>
          </draw:polygon>
          <draw:custom-shape draw:style-name="gr1" draw:text-style-name="P1" draw:layer="layout" svg:width="7.608cm" svg:height="7.605cm" svg:x="7.659cm" svg:y="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5.219cm" svg:y1="9.582cm" svg:x2="18.514cm" svg:y2="6.516cm">
            <text:p/>
          </draw:line>
          <draw:custom-shape draw:style-name="gr6" draw:text-style-name="P1" draw:layer="layout" svg:width="0.782cm" svg:height="0.781cm" svg:x="14.991cm" svg:y="16.762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782cm" svg:height="0.782cm" svg:x="10.573cm" svg:y="13.501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782cm" svg:height="0.781cm" svg:x="7.293cm" svg:y="9.205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782cm" svg:height="0.781cm" svg:x="18.139cm" svg:y="5.897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  </draw:custom-shape>
          <draw:frame draw:style-name="gr7" draw:text-style-name="P2" draw:layer="layout" svg:width="2.214cm" svg:height="2.171cm" svg:x="6.045cm" svg:y="8.609cm">
            <draw:text-box>
              <text:p text:style-name="P2"><text:span text:style-name="T1">a</text:span></text:p>
            </draw:text-box>
          </draw:frame>
          <draw:frame draw:style-name="gr7" draw:text-style-name="P2" draw:layer="layout" svg:width="2.214cm" svg:height="2.171cm" svg:x="18.471cm" svg:y="4.275cm">
            <draw:text-box>
              <text:p text:style-name="P2"><text:span text:style-name="T1">b</text:span></text:p>
            </draw:text-box>
          </draw:frame>
          <draw:frame draw:style-name="gr8" draw:text-style-name="P2" draw:layer="layout" svg:width="2.213cm" svg:height="2.17cm" svg:x="15.355cm" svg:y="17.223cm">
            <draw:text-box>
              <text:p text:style-name="P2"><text:span text:style-name="T1">d</text:span></text:p>
            </draw:text-box>
          </draw:frame>
          <draw:frame draw:style-name="gr9" draw:text-style-name="P2" draw:layer="layout" svg:width="2.771cm" svg:height="2.766cm" svg:x="13.384cm" svg:y="6.43cm">
            <draw:text-box>
              <text:p text:style-name="P2"><text:span text:style-name="T2">s</text:span><text:span text:style-name="T3">d</text:span></text:p>
            </draw:text-box>
          </draw:frame>
          <draw:frame draw:style-name="gr10" draw:text-style-name="P3" draw:layer="layout" svg:width="11.751cm" svg:height="2.931cm" svg:x="7.02cm" svg:y="17.745cm">
            <draw:text-box>
              <text:p text:style-name="P3"><text:span text:style-name="T4">E, C</text:span><text:span text:style-name="T5">3</text:span><text:span text:style-name="T6">, </text:span><text:span text:style-name="T4">C</text:span><text:span text:style-name="T5">2</text:span><text:span text:style-name="T6">, </text:span><text:span text:style-name="T4">S</text:span><text:span text:style-name="T5">4</text:span><text:span text:style-name="T7">, </text:span><text:span text:style-name="T8">s</text:span><text:span text:style-name="T9">d</text:span></text:p>
            </draw:text-box>
          </draw:frame>
          <draw:frame draw:style-name="gr11" draw:text-style-name="P2" draw:layer="layout" svg:width="2.139cm" svg:height="2.17cm" svg:x="9.716cm" svg:y="12.39cm">
            <draw:text-box>
              <text:p text:style-name="P2"><text:span text:style-name="T1">c</text:span></text:p>
            </draw:text-box>
          </draw:frame>
          <draw:line draw:style-name="gr4" draw:text-style-name="P1" draw:layer="layout" svg:x1="13.67cm" svg:y1="11.274cm" svg:x2="8.075cm" svg:y2="9.582cm">
            <text:p/>
          </draw:line>
          <draw:line draw:style-name="gr4" draw:text-style-name="P1" draw:layer="layout" svg:x1="11.355cm" svg:y1="13.738cm" svg:x2="13.937cm" svg:y2="11.274cm">
            <text:p/>
          </draw:line>
          <draw:custom-shape draw:style-name="gr12" draw:text-style-name="P1" draw:layer="layout" svg:width="0.782cm" svg:height="0.782cm" svg:x="13.67cm" svg:y="10.884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3-12T15:25:45</meta:creation-date>
    <dc:date>2009-03-12T16:04:22</dc:date>
    <dc:creator>Jussi Eloranta</dc:creator>
    <meta:editing-duration>PT00H38M38S</meta:editing-duration>
    <meta:editing-cycles>12</meta:editing-cycles>
    <meta:generator>OpenOffice.org/3.0$Unix OpenOffice.org_project/300m15$Build-9379</meta:gener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